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061" officeooo:paragraph-rsid="000a2061"/>
    </style:style>
    <style:style style:name="P2" style:family="paragraph" style:parent-style-name="Standard" style:list-style-name="L1">
      <style:text-properties officeooo:rsid="000a2061" officeooo:paragraph-rsid="000a20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2 <text:s/>Notes </text:p>
      <text:list xml:id="list2237941116" text:style-name="L1">
        <text:list-item>
          <text:p text:style-name="P2">Installed opencv </text:p>
        </text:list-item>
        <text:list-item>
          <text:p text:style-name="P2">https://www.geeksforgeeks.org/how-to-install-opencv-for-python-in-linux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7:41:39.598183040</meta:creation-date>
    <dc:date>2023-03-07T23:41:12.819209501</dc:date>
    <meta:editing-duration>PT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7" meta:character-count="101" meta:non-whitespace-character-count="96"/>
  </office:meta>
</office:document-meta>
</file>